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42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>
        <table:shapes>
          <draw:frame draw:z-index="0" draw:style-name="gr1" svg:width="15.999cm" svg:height="8.999cm" svg:x="10.809cm" svg:y="7.353cm">
            <draw:object draw:notify-on-update-of-ranges="Hoja1.B8:Hoja1.G8 Hoja1.B12:Hoja1.B12 Hoja1.B13:Hoja1.G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>
            <text:p>BehaviorSpace results (NetLogo 5.0.3)</text:p>
          </table:table-cell>
          <table:table-cell table:number-columns-repeated="6"/>
        </table:table-row>
        <table:table-row table:style-name="ro1">
          <table:table-cell office:value-type="string">
            <text:p>BusinessInvestorWithAdaptiveBehavior.nlogo</text:p>
          </table:table-cell>
          <table:table-cell table:number-columns-repeated="6"/>
        </table:table-row>
        <table:table-row table:style-name="ro1">
          <table:table-cell office:value-type="string">
            <text:p>expVarProfitMultiplier</text:p>
          </table:table-cell>
          <table:table-cell table:number-columns-repeated="6"/>
        </table:table-row>
        <table:table-row table:style-name="ro1">
          <table:table-cell office:value-type="string">
            <text:p>01/22/2013 18:39:02:184 -0600</text:p>
          </table:table-cell>
          <table:table-cell table:number-columns-repeated="6"/>
        </table:table-row>
        <table:table-row table:style-name="ro1">
          <table:table-cell office:value-type="string">
            <text:p>min-pxcor</text:p>
          </table:table-cell>
          <table:table-cell office:value-type="string">
            <text:p>max-pxcor</text:p>
          </table:table-cell>
          <table:table-cell office:value-type="string">
            <text:p>min-pycor</text:p>
          </table:table-cell>
          <table:table-cell office:value-type="string">
            <text:p>max-pycor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[run number]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profitMultiplier</text:p>
          </table:table-cell>
          <table:table-cell office:value-type="float" office:value="0.5">
            <text:p>0,5</text:p>
          </table:table-cell>
          <table:table-cell office:value-type="float" office:value="0.6">
            <text:p>0,6</text:p>
          </table:table-cell>
          <table:table-cell office:value-type="float" office:value="0.7">
            <text:p>0,7</text:p>
          </table:table-cell>
          <table:table-cell office:value-type="float" office:value="0.8">
            <text:p>0,8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iskMultiplier</text:p>
          </table:table-cell>
          <table:table-cell table:number-columns-repeated="6" office:value-type="float" office:value="1">
            <text:p>1</text:p>
          </table:table-cell>
        </table:table-row>
        <table:table-row table:style-name="ro1">
          <table:table-cell office:value-type="string">
            <text:p>[steps]</text:p>
          </table:table-cell>
          <table:table-cell table:number-columns-repeated="6" office:value-type="float" office:value="24">
            <text:p>2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[initial &amp; final values]</text:p>
          </table:table-cell>
          <table:table-cell office:value-type="string">
            <text:p>mean [w] of turtles</text:p>
          </table:table-cell>
          <table:table-cell office:value-type="string">
            <text:p>mean [w] of turtles</text:p>
          </table:table-cell>
          <table:table-cell office:value-type="string">
            <text:p>mean [w] of turtles</text:p>
          </table:table-cell>
          <table:table-cell office:value-type="string">
            <text:p>mean [w] of turtles</text:p>
          </table:table-cell>
          <table:table-cell office:value-type="string">
            <text:p>mean [w] of turtles</text:p>
          </table:table-cell>
          <table:table-cell office:value-type="string">
            <text:p>mean [w] of turtles</text:p>
          </table:table-cell>
        </table:table-row>
        <table:table-row table:style-name="ro1">
          <table:table-cell/>
          <table:table-cell office:value-type="float" office:value="97609.49">
            <text:p>97609,49</text:p>
          </table:table-cell>
          <table:table-cell office:value-type="float" office:value="112007.91">
            <text:p>112007,91</text:p>
          </table:table-cell>
          <table:table-cell office:value-type="float" office:value="130939.704">
            <text:p>130939,704</text:p>
          </table:table-cell>
          <table:table-cell office:value-type="float" office:value="156123.664">
            <text:p>156123,664</text:p>
          </table:table-cell>
          <table:table-cell office:value-type="float" office:value="174210.813">
            <text:p>174210,813</text:p>
          </table:table-cell>
          <table:table-cell office:value-type="float" office:value="187633.3">
            <text:p>187633,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C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R">¢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CR">¢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58f22d5-270d05a-e2abed1-ea17a85-9b5702</meta:generator>
    <meta:document-statistic meta:table-count="1" meta:cell-count="5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14cm" svg:y="4.188cm" style:legend-expansion="high" chart:style-name="ch2"/>
        <chart:plot-area chart:style-name="ch3" table:cell-range-address="Hoja1.B8:Hoja1.G8 Hoja1.B12:Hoja1.B12 Hoja1.B13:Hoja1.G13" chart:data-source-has-labels="both" svg:x="0.77cm" svg:y="0.855cm" svg:width="11.004cm" svg:height="7.545cm">
          <chartooo:coordinate-region svg:x="2.132cm" svg:y="1.068cm" svg:width="9.549cm" svg:height="6.659cm"/>
          <chart:axis chart:dimension="x" chart:name="primary-x" chart:style-name="ch4" chartooo:axis-type="auto">
            <chartooo:date-scale/>
            <chart:categories table:cell-range-address="Hoja1.B8:Hoja1.G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B13:Hoja1.G13" chart:label-cell-address="Hoja1.B12:Hoja1.B12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0.5">
                <text:p>0</text:p>
                <draw:g>
                  <svg:desc>Hoja1.B8:Hoja1.G8</svg:desc>
                </draw:g>
              </table:table-cell>
              <table:table-cell office:value-type="float" office:value="0.6">
                <text:p>0</text:p>
              </table:table-cell>
              <table:table-cell office:value-type="float" office:value="0.7">
                <text:p>0</text:p>
              </table:table-cell>
              <table:table-cell office:value-type="float" office:value="0.8">
                <text:p>0</text:p>
              </table:table-cell>
              <table:table-cell office:value-type="float" office:value="0.9">
                <text:p>0</text:p>
              </table:table-cell>
              <table:table-cell office:value-type="float" office:value="1">
                <text:p/>
              </table:table-cell>
            </table:table-row>
          </table:table-header-rows>
          <table:table-rows>
            <table:table-row>
              <table:table-cell office:value-type="string">
                <text:p>mean [w] of turtles</text:p>
                <draw:g>
                  <svg:desc>Hoja1.B12:Hoja1.B12</svg:desc>
                </draw:g>
              </table:table-cell>
              <table:table-cell office:value-type="float" office:value="97609.49">
                <text:p>97609.49</text:p>
                <draw:g>
                  <svg:desc>Hoja1.B13:Hoja1.G13</svg:desc>
                </draw:g>
              </table:table-cell>
              <table:table-cell office:value-type="float" office:value="112007.91">
                <text:p>112007.91</text:p>
              </table:table-cell>
              <table:table-cell office:value-type="float" office:value="130939.704">
                <text:p>130939.704</text:p>
              </table:table-cell>
              <table:table-cell office:value-type="float" office:value="156123.664">
                <text:p>156123.664</text:p>
              </table:table-cell>
              <table:table-cell office:value-type="float" office:value="174210.813">
                <text:p>174210.813</text:p>
              </table:table-cell>
              <table:table-cell office:value-type="float" office:value="187633.3">
                <text:p>187633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58f22d5-270d05a-e2abed1-ea17a85-9b5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